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fo:color="#383838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fo:color="#383838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#fff200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9.75pt" fo:font-weight="normal" fo:font-family="'Liberation Serif'" style:font-family-asian="'Liberation Serif'" style:font-family-complex="'Liberation Serif'" fo:background-color="transparent" fo:color="#000000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9.75pt" fo:font-weight="normal" fo:font-family="'Liberation Serif'" style:font-family-asian="'Liberation Serif'" style:font-family-complex="'Liberation Serif'" fo:background-color="transparent" fo:color="#000000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#fff200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9.75pt" fo:font-weight="normal" fo:font-family="'Liberation Serif'" style:font-family-asian="'Liberation Serif'" style:font-family-complex="'Liberation Serif'" fo:background-color="transparent" fo:color="#111111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9.75pt" fo:font-weight="normal" fo:font-family="'Liberation Serif'" style:font-family-asian="'Liberation Serif'" style:font-family-complex="'Liberation Serif'" fo:background-color="transparent" fo:color="#111111"/>
    </style:style>
    <style:style style:name="T80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81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82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83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84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85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86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87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88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89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90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91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92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93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94" style:family="text">
      <style:text-properties fo:font-size="9.75pt" fo:font-weight="normal" fo:font-family="'Liberation Serif'" style:font-family-asian="'Liberation Serif'" style:font-family-complex="'Liberation Serif'" fo:background-color="transparent" fo:color="#111111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9.75pt" fo:font-weight="normal" fo:font-family="'Liberation Serif'" style:font-family-asian="'Liberation Serif'" style:font-family-complex="'Liberation Serif'" fo:background-color="transparent" fo:color="#111111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9.75pt" fo:font-weight="normal" fo:font-family="'Liberation Serif'" style:font-family-asian="'Liberation Serif'" style:font-family-complex="'Liberation Serif'" fo:background-color="transparent" fo:color="#111111"/>
    </style:style>
    <style:style style:name="T99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00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01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02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03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04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05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06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07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08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09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10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11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 text:display="none"/>
    </style:style>
    <style:style style:name="T112" style:family="text">
      <style:text-properties fo:font-size="9.75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111111"/>
    </style:style>
    <style:style style:name="T113" style:family="text">
      <style:text-properties fo:font-size="9.75pt" fo:font-weight="normal" fo:font-family="'Liberation Serif'" style:font-family-asian="'Liberation Serif'" style:font-family-complex="'Liberation Serif'" fo:background-color="transparent" fo:color="#111111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center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/>
    </style:style>
  </office:automatic-styles>
  <office:body>
    <office:text>
      <text:p text:style-name="P1"><text:span text:style-name="T1">Scraping language</text:span><text:span text:style-name="T2">: Python</text:span></text:p>
      <text:p text:style-name="P1"><text:span text:style-name="T3"/></text:p>
      <text:p text:style-name="P2"><text:span text:style-name="T4">Specs for Amazon scraping scripts in python:</text:span></text:p>
      <text:p text:style-name="P3"><text:span text:style-name="T5">I need 3 functions:</text:span></text:p>
      <text:list text:style-name="L4">
        <text:list-item>
          <text:p text:style-name="P4"><text:span text:style-name="T5">scrapeAmazon(mode ,[keyword1, keyword2...], [marketPlace1, marketplace2…], sortBy, detailedResults, limitResults)</text:span></text:p>
        </text:list-item>
        <text:list-item>
          <text:p text:style-name="P5"><text:span text:style-name="T5">monitorizeAmazon([keyword1, keyword2...], [marketPlace1, marketplace2…], limitResults, sortBy, interval)<text:s/></text:span><text:span text:style-name="T6">// this should update some values of one object searching records on mongo(through unique ID that is asinCode) and appending values to some arrays like: price, resultsNumber, reviewsCount, ratings</text:span><text:span text:style-name="T7"/></text:p>
        </text:list-item>
        <text:list-item>
          <text:p text:style-name="P6"><text:span text:style-name="T8">amazonBestSellers(</text:span></text:p>
        </text:list-item>
      </text:list>
      <text:p text:style-name="P7"><text:span text:style-name="T8"><text:tab/><text:tab/>{</text:span></text:p>
      <text:p text:style-name="P7"><text:span text:style-name="T8"><text:tab/><text:tab/><text:tab/>department1: {</text:span></text:p>
      <text:p text:style-name="P7"><text:span text:style-name="T8"><text:tab/><text:tab/><text:tab/><text:tab/>subDepartment1: {</text:span></text:p>
      <text:p text:style-name="P7"><text:span text:style-name="T8"><text:tab/><text:tab/><text:tab/><text:tab/><text:tab/>subSubDepartment1: {},</text:span></text:p>
      <text:p text:style-name="P7"><text:span text:style-name="T8"><text:tab/><text:tab/><text:tab/><text:tab/><text:tab/>subSubDepartment2: {}...</text:span></text:p>
      <text:p text:style-name="P8"><text:span text:style-name="T8"><text:tab/><text:tab/> <text:tab/><text:tab/>}</text:span></text:p>
      <text:p text:style-name="P8"><text:span text:style-name="T8"><text:tab/><text:tab/> <text:tab/>},</text:span></text:p>
      <text:p text:style-name="P9"><text:span text:style-name="T8"><text:tab/><text:tab/><text:tab/><text:tab/>subDepartment2: {</text:span></text:p>
      <text:p text:style-name="P9"><text:span text:style-name="T8"><text:tab/><text:tab/><text:tab/><text:tab/><text:tab/>subSubDepartment1: {},</text:span></text:p>
      <text:p text:style-name="P9"><text:span text:style-name="T8"><text:tab/><text:tab/><text:tab/><text:tab/><text:tab/>subSubDepartment2: {}...</text:span></text:p>
      <text:p text:style-name="P10"><text:span text:style-name="T8"><text:tab/><text:tab/> <text:tab/><text:tab/>}</text:span></text:p>
      <text:p text:style-name="P10"><text:span text:style-name="T8"><text:tab/><text:tab/><text:tab/>],</text:span></text:p>
      <text:p text:style-name="P11"><text:span text:style-name="T8"><text:tab/><text:tab/><text:tab/>department2: {</text:span></text:p>
      <text:p text:style-name="P11"><text:span text:style-name="T8"><text:tab/><text:tab/><text:tab/><text:tab/>subDepartment1: {</text:span></text:p>
      <text:p text:style-name="P11"><text:span text:style-name="T8"><text:tab/><text:tab/><text:tab/><text:tab/><text:tab/>subSubDepartment1: {},</text:span></text:p>
      <text:p text:style-name="P11"><text:span text:style-name="T8"><text:tab/><text:tab/><text:tab/><text:tab/><text:tab/>subSubDepartment2: {}...</text:span></text:p>
      <text:p text:style-name="P12"><text:span text:style-name="T8"><text:tab/><text:tab/> <text:tab/><text:tab/>} </text:span></text:p>
      <text:p text:style-name="P12"><text:span text:style-name="T8"><text:tab/><text:tab/> <text:tab/>},</text:span></text:p>
      <text:p text:style-name="P13"><text:span text:style-name="T8"><text:tab/><text:tab/><text:tab/><text:tab/>subDepartment2: {</text:span></text:p>
      <text:p text:style-name="P13"><text:span text:style-name="T8"><text:tab/><text:tab/><text:tab/><text:tab/><text:tab/>subSubDepartment1: {},</text:span></text:p>
      <text:p text:style-name="P13"><text:span text:style-name="T8"><text:tab/><text:tab/><text:tab/><text:tab/><text:tab/>subSubDepartment2: {}...</text:span></text:p>
      <text:p text:style-name="P14"><text:span text:style-name="T8"><text:tab/><text:tab/> <text:tab/><text:tab/>}</text:span></text:p>
      <text:p text:style-name="P14"><text:span text:style-name="T8"><text:tab/><text:tab/><text:tab/>}</text:span></text:p>
      <text:p text:style-name="P15"><text:span text:style-name="T8"><text:tab/><text:tab/>},</text:span></text:p>
      <text:p text:style-name="P16"><text:span text:style-name="T8"><text:tab/><text:tab/>[</text:span></text:p>
      <text:p text:style-name="P16"><text:span text:style-name="T8"><text:tab/><text:tab/><text:tab/>marketPlace1,</text:span></text:p>
      <text:p text:style-name="P16"><text:span text:style-name="T8"><text:tab/><text:tab/><text:tab/>marketPlace2...</text:span></text:p>
      <text:p text:style-name="P16"><text:span text:style-name="T8"><text:tab/><text:tab/>],</text:span></text:p>
      <text:p text:style-name="P17"><text:span text:style-name="T8"><text:tab/><text:tab/>limitResults,</text:span></text:p>
      <text:p text:style-name="P17"><text:span text:style-name="T8"><text:tab/><text:tab/>sortBy</text:span></text:p>
      <text:p text:style-name="P18"><text:span text:style-name="T8"><text:tab/>)</text:span></text:p>
      <text:p text:style-name="P18"><text:span text:style-name="T9"/></text:p>
      <text:p text:style-name="P19"><text:span text:style-name="T9"/></text:p>
      <text:p text:style-name="P20"><text:span text:style-name="T10">Function execution examples: </text:span></text:p>
      <text:p text:style-name="P21"><text:span text:style-name="T11">mode<text:s/></text:span><text:span text:style-name="T12">2</text:span><text:span text:style-name="T13"><text:s/></text:span><text:span text:style-name="T14">if the values need to be stored in mongo directly, 1 if it only needs to be returned</text:span><text:span text:style-name="T15"/></text:p>
      <text:p text:style-name="P21"><text:span text:style-name="T15"/></text:p>
      <text:p text:style-name="P21"><text:span text:style-name="T15">SortBy</text:span><text:span text:style-name="T16"><text:s/>values in mongodb collection:</text:span></text:p>
      <text:p text:style-name="P21"><text:span text:style-name="T16">["Featured","Price: Low to High","Price: High to Low","Avg. Customer Review","Newest arrivals"]</text:span></text:p>
      <text:p text:style-name="P21"><text:span text:style-name="T17"/></text:p>
      <text:p text:style-name="P21"><text:span text:style-name="T18">Detailed Results</text:span><text:span text:style-name="T19">: if 1 yes, if 0 no</text:span></text:p>
      <text:p text:style-name="P21"><text:span text:style-name="T20"/></text:p>
      <text:p text:style-name="P21"><text:span text:style-name="T21">Scrape Amazon function:</text:span></text:p>
      <text:p text:style-name="P21"><text:span text:style-name="T22">scrapeAmazon(2, ["sport watch", "rolex"], ["US", "FR"], "Featured", 1, 0) </text:span></text:p>
      <text:p text:style-name="P21"><text:span text:style-name="T23"/></text:p>
      <text:p text:style-name="P22"><text:span text:style-name="T24">NOTES: if no limitResult value get all.</text:span></text:p>
      <text:p text:style-name="P22"><text:span text:style-name="T25"/></text:p>
      <text:p text:style-name="P23"><text:span text:style-name="T26">Amazon best sellers function:</text:span></text:p>
      <text:p text:style-name="P23"><text:span text:style-name="T27">amazonBestSellers(</text:span></text:p>
      <text:p text:style-name="P23"><text:span text:style-name="T27"><text:tab/>{</text:span></text:p>
      <text:p text:style-name="P24"><text:span text:style-name="T27"><text:tab/><text:tab/>"Amazon Devices &amp; Accessories": {</text:span></text:p>
      <text:p text:style-name="P24"><text:span text:style-name="T27"><text:tab/><text:tab/><text:tab/>"Amazon Devices": {</text:span></text:p>
      <text:p text:style-name="P25"><text:span text:style-name="T27"><text:tab/><text:tab/><text:tab/><text:tab/>"Home Security from Amazon": {},</text:span></text:p>
      <text:p text:style-name="P26"><text:span text:style-name="T28"><text:tab/><text:tab/><text:tab/><text:tab/>"Amazon Echo &amp; Alexa Devices": {},</text:span></text:p>
      <text:p text:style-name="P27"><text:span text:style-name="T29"><text:tab/><text:tab/> <text:tab/>}</text:span></text:p>
      <text:p text:style-name="P27"><text:span text:style-name="T29"><text:tab/><text:tab/> },</text:span></text:p>
      <text:p text:style-name="P28"><text:span text:style-name="T29"><text:tab/><text:tab/><text:tab/>"Amazon Devices Accessories": {</text:span></text:p>
      <text:p text:style-name="P29"><text:span text:style-name="T29"><text:tab/><text:tab/><text:tab/><text:tab/>"Adapters &amp; Connectors": {},</text:span></text:p>
      <text:p text:style-name="P29"><text:span text:style-name="T29"><text:tab/><text:tab/><text:tab/><text:tab/>"Alexa Gadgets": {},</text:span></text:p>
      <text:p text:style-name="P30"><text:span text:style-name="T29"><text:tab/><text:tab/><text:tab/><text:tab/>"Audio": {}</text:span></text:p>
      <text:p text:style-name="P31"><text:span text:style-name="T29"><text:tab/><text:tab/> <text:tab/>}</text:span></text:p>
      <text:p text:style-name="P31"><text:span text:style-name="T29"><text:tab/><text:tab/>},</text:span></text:p>
      <text:p text:style-name="P32"><text:span text:style-name="T29"><text:tab/><text:tab/>"Apps &amp; Games": {</text:span></text:p>
      <text:p text:style-name="P32"><text:span text:style-name="T29"><text:tab/><text:tab/><text:tab/>"Books &amp; Comics": {</text:span></text:p>
      <text:p text:style-name="P33"><text:span text:style-name="T29"><text:tab/><text:tab/><text:tab/><text:tab/>"Book Info &amp; Reviews": {},</text:span></text:p>
      <text:p text:style-name="P34"><text:span text:style-name="T30"><text:tab/><text:tab/><text:tab/><text:tab/>"Readers &amp; Players": {}</text:span></text:p>
      <text:p text:style-name="P35"><text:span text:style-name="T31"><text:tab/><text:tab/> <text:tab/>}</text:span></text:p>
      <text:p text:style-name="P35"><text:span text:style-name="T31"><text:tab/><text:tab/> },</text:span></text:p>
      <text:p text:style-name="P36"><text:span text:style-name="T31"><text:tab/><text:tab/><text:tab/>"Business": {</text:span></text:p>
      <text:p text:style-name="P37"><text:span text:style-name="T31"><text:tab/><text:tab/><text:tab/><text:tab/>"Accounting &amp; Expenses": {},</text:span></text:p>
      <text:p text:style-name="P37"><text:span text:style-name="T31"><text:tab/><text:tab/><text:tab/><text:tab/>"Document Editing": {},</text:span></text:p>
      <text:p text:style-name="P37"><text:span text:style-name="T31"><text:tab/><text:tab/><text:tab/><text:tab/>"Document Viewers": {}</text:span></text:p>
      <text:p text:style-name="P37"><text:span text:style-name="T31"><text:tab/><text:tab/> <text:tab/>}</text:span></text:p>
      <text:p text:style-name="P37"><text:span text:style-name="T31"><text:tab/><text:tab/>}</text:span></text:p>
      <text:p text:style-name="P38"><text:span text:style-name="T31"><text:tab/>},</text:span></text:p>
      <text:p text:style-name="P38"><text:span text:style-name="T31"><text:tab/>[</text:span></text:p>
      <text:p text:style-name="P39"><text:span text:style-name="T31"><text:tab/><text:tab/>"US",</text:span></text:p>
      <text:p text:style-name="P40"><text:span text:style-name="T31"><text:tab/><text:tab/>"IT"</text:span></text:p>
      <text:p text:style-name="P41"><text:span text:style-name="T31"><text:tab/>],</text:span></text:p>
      <text:p text:style-name="P42"><text:span text:style-name="T31"><text:tab/>10000</text:span></text:p>
      <text:p text:style-name="P43"><text:span text:style-name="T31">)</text:span></text:p>
      <text:p text:style-name="P43"><text:span text:style-name="T32"/></text:p>
      <text:p text:style-name="P43"><text:span text:style-name="T33">NOTES: if no limitResult value get all</text:span></text:p>
      <text:p text:style-name="P43"><text:span text:style-name="T34"/></text:p>
      <text:p text:style-name="P44"><text:span text:style-name="T34"/></text:p>
      <text:p text:style-name="P44"><text:span text:style-name="T34"/></text:p>
      <text:p text:style-name="P44"><text:span text:style-name="T34"/></text:p>
      <text:p text:style-name="P44"><text:span text:style-name="T34"/></text:p>
      <text:p text:style-name="P44"><text:span text:style-name="T34"/></text:p>
      <text:p text:style-name="P44"><text:span text:style-name="T35">Where to store data and how:</text:span></text:p>
      <text:p text:style-name="P45"><text:span text:style-name="T36">MongoDb NOSQL database:</text:span></text:p>
      <text:p text:style-name="P45"><text:span text:style-name="T37">how to implement it with python:<text:s/></text:span><text:a xlink:href="http://api.mongodb.com/python/current/tutorial.html"><text:span text:style-name="T38">http://api.mongodb.com/python/current/tutorial.html</text:span></text:a><text:span text:style-name="T39"/></text:p>
      <text:p text:style-name="P45"><text:span text:style-name="T40">mongo host: devserver.nulabs.it</text:span></text:p>
      <text:p text:style-name="P45"><text:span text:style-name="T41">port: 27027</text:span></text:p>
      <text:p text:style-name="P45"><text:span text:style-name="T41">Database name: scraperDb</text:span></text:p>
      <text:p text:style-name="P45"><text:span text:style-name="T41">table: amazon</text:span></text:p>
      <text:p text:style-name="P45"><text:span text:style-name="T42">username: developer</text:span></text:p>
      <text:p text:style-name="P45"><text:span text:style-name="T42">password: 5cr4p3r18</text:span></text:p>
      <text:p text:style-name="P46"><text:span text:style-name="T43">Real result examples:</text:span></text:p>
      <text:p text:style-name="P47"><text:span text:style-name="T44"/></text:p>
      <text:p text:style-name="P48"><text:span text:style-name="T45">Example of data for scrapeAmazon function return object to store in mongoDb:</text:span></text:p>
      <text:p text:style-name="P49"><text:span text:style-name="T46">List coming from amazon with keyword: sport watch and market USA on amazon.com</text:span></text:p>
      <text:p text:style-name="P49"><text:span text:style-name="T46">Link to first item of the list:<text:s/></text:span><text:a xlink:href="https://www.amazon.com/Marathon-Timex-TW5K94800-Digital-Full-Size/dp/B00YTYH1K0/ref=sr_1_8?ie=UTF8&amp;qid=1541611291&amp;sr=8-8&amp;keywords=sport+watch"><text:span text:style-name="T48">https://www.amazon.com/Marathon-Timex-TW5K94800-Digital-Full-Size/dp/B00YTYH1K0/ref=sr_1_8?ie=UTF8</text:span><text:span text:style-name="T49">HYPERLINK "https://www.amazon.com/Marathon-Timex-TW5K94800-Digital-Full-Size/dp/B00YTYH1K0/ref=sr_1_8?ie=UTF8&amp;qid=1541611291&amp;sr=8-8&amp;keywords=sport+watch"</text:span><text:span text:style-name="T50">&amp;</text:span><text:span text:style-name="T51">HYPERLINK "https://www.amazon.com/Marathon-Timex-TW5K94800-Digital-Full-Size/dp/B00YTYH1K0/ref=sr_1_8?ie=UTF8&amp;qid=1541611291&amp;sr=8-8&amp;keywords=sport+watch"</text:span><text:span text:style-name="T52">qid=1541611291</text:span><text:span text:style-name="T53">HYPERLINK "https://www.amazon.com/Marathon-Timex-TW5K94800-Digital-Full-Size/dp/B00YTYH1K0/ref=sr_1_8?ie=UTF8&amp;qid=1541611291&amp;sr=8-8&amp;keywords=sport+watch"</text:span><text:span text:style-name="T54">&amp;</text:span><text:span text:style-name="T55">HYPERLINK "https://www.amazon.com/Marathon-Timex-TW5K94800-Digital-Full-Size/dp/B00YTYH1K0/ref=sr_1_8?ie=UTF8&amp;qid=1541611291&amp;sr=8-8&amp;keywords=sport+watch"</text:span><text:span text:style-name="T56">sr=8-8</text:span><text:span text:style-name="T57">HYPERLINK "https://www.amazon.com/Marathon-Timex-TW5K94800-Digital-Full-Size/dp/B00YTYH1K0/ref=sr_1_8?ie=UTF8&amp;qid=1541611291&amp;sr=8-8&amp;keywords=sport+watch"</text:span><text:span text:style-name="T58">&amp;</text:span><text:span text:style-name="T59">HYPERLINK "https://www.amazon.com/Marathon-Timex-TW5K94800-Digital-Full-Size/dp/B00YTYH1K0/ref=sr_1_8?ie=UTF8&amp;qid=1541611291&amp;sr=8-8&amp;keywords=sport+watch"</text:span><text:span text:style-name="T60">keywords=sport+watch</text:span></text:a><text:span text:style-name="T61"/></text:p>
      <text:p text:style-name="P49"><text:span text:style-name="T61"/></text:p>
      <text:p text:style-name="P50"><text:span text:style-name="T62">Return object with DETAILED results(this way you have to get inside the page with details of the product):</text:span></text:p>
      <text:p text:style-name="P50"><text:span text:style-name="T63">[{</text:span></text:p>
      <text:p text:style-name="P50"><text:span text:style-name="T63"><text:s text:c="4"/>timestamp: 1541659722,</text:span></text:p>
      <text:p text:style-name="P50"><text:span text:style-name="T63"><text:s text:c="4"/>limitResults: 10000,</text:span></text:p>
      <text:p text:style-name="P50"><text:span text:style-name="T63"><text:s text:c="4"/>type: "scrapeAmazonDetailed",</text:span></text:p>
      <text:p text:style-name="P50"><text:span text:style-name="T63"><text:s text:c="4"/>keyword: "sport watch",</text:span></text:p>
      <text:p text:style-name="P50"><text:span text:style-name="T63"><text:s text:c="4"/>sortBy: 1,</text:span></text:p>
      <text:p text:style-name="P50"><text:span text:style-name="T63"><text:s text:c="4"/>marketPlace: "US",<text:s text:c="3"/>//amazon.com,</text:span></text:p>
      <text:p text:style-name="P50"><text:span text:style-name="T63"><text:s text:c="4"/>title: "Marathon by Timex Full-size Watch",</text:span></text:p>
      <text:p text:style-name="P50"><text:span text:style-name="T63"><text:s text:c="4"/>asinCode: "B00YTYH1K0",</text:span></text:p>
      <text:p text:style-name="P50"><text:span text:style-name="T63"><text:s text:c="4"/>changingInfos:</text:span></text:p>
      <text:p text:style-name="P50"><text:span text:style-name="T63"><text:s text:c="8"/>[{</text:span></text:p>
      <text:p text:style-name="P50"><text:span text:style-name="T63"><text:s text:c="12"/>resultsCount: 60000,</text:span></text:p>
      <text:p text:style-name="P50"><text:span text:style-name="T63"><text:s text:c="12"/>price: 16.41,</text:span></text:p>
      <text:p text:style-name="P50"><text:span text:style-name="T63"><text:s text:c="12"/>currency: "USD",</text:span></text:p>
      <text:p text:style-name="P50"><text:span text:style-name="T63"><text:s text:c="12"/>ratingScore: {</text:span></text:p>
      <text:p text:style-name="P50"><text:span text:style-name="T63"><text:s text:c="16"/>5stars: 57,</text:span></text:p>
      <text:p text:style-name="P50"><text:span text:style-name="T63"><text:s text:c="16"/>4stars: 22,</text:span></text:p>
      <text:p text:style-name="P50"><text:span text:style-name="T63"><text:s text:c="16"/>3stars: 8,</text:span></text:p>
      <text:p text:style-name="P50"><text:span text:style-name="T63"><text:s text:c="16"/>2stars: 5,</text:span></text:p>
      <text:p text:style-name="P50"><text:span text:style-name="T63"><text:s text:c="16"/>1stars: 8</text:span></text:p>
      <text:p text:style-name="P50"><text:span text:style-name="T63"><text:tab/><text:tab/><text:tab/>},</text:span></text:p>
      <text:p text:style-name="P50"><text:span text:style-name="T63"><text:s text:c="12"/>reviewCount: 960,</text:span></text:p>
      <text:p text:style-name="P50"><text:span text:style-name="T63"><text:s text:c="12"/>customersAlsoBought:</text:span></text:p>
      <text:p text:style-name="P50"><text:span text:style-name="T63"><text:s text:c="12"/>{</text:span></text:p>
      <text:p text:style-name="P50"><text:span text:style-name="T63"><text:s text:c="16"/>title: "Speck products … bla bla bla",</text:span></text:p>
      <text:p text:style-name="P50"><text:span text:style-name="T63"><text:s text:c="16"/>ratingOf5Stars: 4.6, // convert to number</text:span></text:p>
      <text:p text:style-name="P50"><text:span text:style-name="T63"><text:s text:c="16"/>customersReviewsCount: 788,</text:span></text:p>
      <text:p text:style-name="P50"><text:span text:style-name="T63"><text:s text:c="16"/>price: 18.95, // convert to number</text:span></text:p>
      <text:p text:style-name="P50"><text:span text:style-name="T63"><text:s text:c="16"/>currency: "USD",</text:span></text:p>
      <text:p text:style-name="P50"><text:span text:style-name="T63"><text:s text:c="16"/>htmlLinkPage: "</text:span><text:a xlink:href="https://www.amazon.com/Marathon-Timex-TW5K94800-Digital-Full-Size/dp/B00YTYH1K0/ref=sr_1_8?ie=UTF8&amp;qid=1541611291&amp;sr=8-8&amp;keywords=sport+watch"><text:span text:style-name="T64">https://www.amazon.com/Marathon-Timex-TW5K94800-Digital-Full-Size/dp/B00YTYH1K0/ref=sr_1_8?ie=UTF8&amp;qid=1541611291&amp;sr=8-8&amp;keywords=sport+watch</text:span></text:a><text:span text:style-name="T65">"</text:span></text:p>
      <text:p text:style-name="P50"><text:span text:style-name="T65"><text:s text:c="12"/>},</text:span></text:p>
      <text:p text:style-name="P50"><text:span text:style-name="T65"><text:s text:c="12"/>timestamp: 1541659722</text:span></text:p>
      <text:p text:style-name="P50"><text:span text:style-name="T65"><text:s text:c="8"/>},</text:span></text:p>
      <text:p text:style-name="P50"><text:span text:style-name="T65"><text:s text:c="8"/>{</text:span></text:p>
      <text:p text:style-name="P50"><text:span text:style-name="T65"><text:s text:c="12"/>resultsCount: 61000,</text:span></text:p>
      <text:p text:style-name="P50"><text:span text:style-name="T65"><text:s text:c="12"/>price: 17.41,</text:span></text:p>
      <text:p text:style-name="P50"><text:span text:style-name="T65"><text:s text:c="12"/>currency: "USD",</text:span></text:p>
      <text:p text:style-name="P50"><text:span text:style-name="T65"><text:s text:c="12"/>ratingScore: {</text:span></text:p>
      <text:p text:style-name="P50"><text:span text:style-name="T65"><text:s text:c="16"/>5stars: 57,</text:span></text:p>
      <text:p text:style-name="P50"><text:span text:style-name="T65"><text:s text:c="16"/>4stars: 22,</text:span></text:p>
      <text:p text:style-name="P50"><text:span text:style-name="T65"><text:s text:c="16"/>3stars: 8,</text:span></text:p>
      <text:p text:style-name="P50"><text:span text:style-name="T65"><text:s text:c="16"/>2stars: 5,</text:span></text:p>
      <text:p text:style-name="P50"><text:span text:style-name="T65"><text:s text:c="16"/>1stars: 8</text:span></text:p>
      <text:p text:style-name="P50"><text:span text:style-name="T65"><text:tab/><text:tab/><text:tab/>},</text:span></text:p>
      <text:p text:style-name="P50"><text:span text:style-name="T65"><text:s text:c="12"/>reviewCount: 1100,</text:span></text:p>
      <text:p text:style-name="P50"><text:span text:style-name="T65"><text:s text:c="12"/>customersAlsoBought:</text:span></text:p>
      <text:p text:style-name="P50"><text:span text:style-name="T65"><text:s text:c="12"/>{</text:span></text:p>
      <text:p text:style-name="P50"><text:span text:style-name="T65"><text:s text:c="16"/>title: "Speck products … bla bla bla",</text:span></text:p>
      <text:p text:style-name="P50"><text:span text:style-name="T65"><text:s text:c="16"/>ratingOf5Stars: 4.6, // convert to number</text:span></text:p>
      <text:p text:style-name="P50"><text:span text:style-name="T65"><text:s text:c="16"/>customersReviewsCount: 866,</text:span></text:p>
      <text:p text:style-name="P50"><text:span text:style-name="T65"><text:s text:c="16"/>price: 18.95, // convert to number</text:span></text:p>
      <text:p text:style-name="P50"><text:span text:style-name="T65"><text:s text:c="16"/>currency: "USD",</text:span></text:p>
      <text:p text:style-name="P50"><text:span text:style-name="T65"><text:s text:c="16"/>htmlLinkPage: "</text:span><text:a xlink:href="https://www.amazon.com/Marathon-Timex-TW5K94800-Digital-Full-Size/dp/B00YTYH1K0/ref=sr_1_8?ie=UTF8&amp;qid=1541611291&amp;sr=8-8&amp;keywords=sport+watch"><text:span text:style-name="T66">https://www.amazon.com/Marathon-Timex-TW5K94800-Digital-Full-Size/dp/B00YTYH1K0/ref=sr_1_8?ie=UTF8&amp;qid=1541611291&amp;sr=8-8&amp;keywords=sport+watch</text:span></text:a><text:span text:style-name="T67">"</text:span></text:p>
      <text:p text:style-name="P50"><text:span text:style-name="T67"><text:s text:c="12"/>},</text:span></text:p>
      <text:p text:style-name="P50"><text:span text:style-name="T67"><text:s text:c="12"/>timestamp: 1541665777</text:span></text:p>
      <text:p text:style-name="P50"><text:span text:style-name="T67"><text:s text:c="8"/>}],</text:span></text:p>
      <text:p text:style-name="P50"><text:span text:style-name="T67"><text:s text:c="4"/>description: "24-Hour Stopwatch, Daily Alarm and Two Time Zones, Quartz Movement with, Digital Display, Durable and Lightweight Resin Case and Strap with Buckle Closure, Case measures 43 mm wide x 42 mm long x 15 mm thick,Strap measures 20 mm wide x 9 inches long, Indiglo Light-Up Watch Dial, Water resistant to 50 m (165 ft): In general, suitable for short periods of recreational swimming, but not diving or snorkeling",</text:span></text:p>
      <text:p text:style-name="P50"><text:span text:style-name="T67"><text:s text:c="4"/>status: "new",</text:span></text:p>
      <text:p text:style-name="P50"><text:span text:style-name="T67"><text:s text:c="4"/>productSpecs: {</text:span></text:p>
      <text:p text:style-name="P50"><text:span text:style-name="T67"><text:s text:c="8"/>brand: "Timex",</text:span></text:p>
      <text:p text:style-name="P50"><text:span text:style-name="T67"><text:s text:c="8"/>model: "TW5K94800"</text:span></text:p>
      <text:p text:style-name="P50"><text:span text:style-name="T67"><text:s text:c="4"/>},</text:span></text:p>
      <text:p text:style-name="P50"><text:span text:style-name="T67"><text:s text:c="4"/>htmlLinkPage: "</text:span><text:a xlink:href="https://www.amazon.com/Marathon-Timex-TW5K94800-Digital-Full-Size/dp/B00YTYH1K0/ref=sr_1_8?ie=UTF8&amp;qid=1541611291&amp;sr=8-8&amp;keywords=sport+watch"><text:span text:style-name="T68">https://www.amazon.com/Marathon-Timex-TW5K94800-Digital-Full-Size/dp/B00YTYH1K0/ref=sr_1_8?ie=UTF8&amp;qid=1541611291&amp;sr=8-8&amp;keywords=sport+watch</text:span></text:a><text:span text:style-name="T69">"</text:span></text:p>
      <text:p text:style-name="P50"><text:span text:style-name="T69">},</text:span></text:p>
      <text:p text:style-name="P50"><text:span text:style-name="T69">{ other object here },</text:span></text:p>
      <text:p text:style-name="P50"><text:span text:style-name="T69">{ other object here }]</text:span><text:span text:style-name="T70"/></text:p>
      <text:p text:style-name="P50"><text:span text:style-name="T70"/></text:p>
      <text:p text:style-name="P50"><text:span text:style-name="T70"/></text:p>
      <text:p text:style-name="P50"><text:span text:style-name="T71">Example of data for amazonBestSellers function return object to store in mongoDb:</text:span></text:p>
      <text:p text:style-name="P50"><text:span text:style-name="T72">Link to best sellers:<text:s/></text:span><text:a xlink:href="https://www.amazon.com/Best-Sellers/zgbs/ref=zg_bs_unv_mas_0_10298305011_2"><text:span text:style-name="T73">https://www.amazon.com/Best-Sellers/zgbs/ref=zg_bs_unv_mas_0_10298305011_2</text:span></text:a><text:span text:style-name="T74"/></text:p>
      <text:p text:style-name="P50"><text:span text:style-name="T74"/></text:p>
      <text:p text:style-name="P50"><text:span text:style-name="T75">Return object:</text:span></text:p>
      <text:p text:style-name="P50"><text:span text:style-name="T76">[ </text:span></text:p>
      <text:p text:style-name="P51"><text:span text:style-name="T76"><text:tab/>{ </text:span></text:p>
      <text:p text:style-name="P51"><text:span text:style-name="T76"><text:tab/><text:tab/>timestamp: 1541659722,</text:span></text:p>
      <text:p text:style-name="P52"><text:span text:style-name="T76"><text:tab/><text:tab/>marketPlace: "US",</text:span></text:p>
      <text:p text:style-name="P52"><text:span text:style-name="T76"><text:tab/><text:tab/>type: "amazonBestSellers",</text:span></text:p>
      <text:p text:style-name="P53"><text:span text:style-name="T76"><text:tab/><text:tab/>limitResults: 10000,</text:span></text:p>
      <text:p text:style-name="P53"><text:span text:style-name="T76"><text:tab/><text:tab/>department: "example"</text:span></text:p>
      <text:p text:style-name="P53"><text:span text:style-name="T76"><text:tab/><text:tab/>subDepartment: "subExample"</text:span></text:p>
      <text:p text:style-name="P53"><text:span text:style-name="T76"><text:tab/><text:tab/>subSubDepartment: ""</text:span></text:p>
      <text:p text:style-name="P54"><text:span text:style-name="T76"><text:tab/><text:tab/>title: "Speck products … bla bla bla",</text:span></text:p>
      <text:p text:style-name="P55"><text:span text:style-name="T76"><text:tab/><text:tab/></text:span><text:span text:style-name="T77">ratingOf5Stars: "4.6",</text:span></text:p>
      <text:p text:style-name="P55"><text:span text:style-name="T78"><text:tab/><text:tab/>customersReviewsCount: 788,</text:span></text:p>
      <text:p text:style-name="P55"><text:span text:style-name="T78"><text:tab/><text:tab/>price:<text:s/></text:span><text:span text:style-name="T79">"9.85",</text:span></text:p>
      <text:p text:style-name="P55"><text:span text:style-name="T79"><text:tab/><text:tab/>currency: "USD"</text:span></text:p>
      <text:p text:style-name="P56"><text:span text:style-name="T79"><text:tab/><text:tab/>htmlLinkPage: "</text:span><text:a xlink:href="https://www.amazon.com/Marathon-Timex-TW5K94800-Digital-Full-Size/dp/B00YTYH1K0/ref=sr_1_8?ie=UTF8&amp;qid=1541611291&amp;sr=8-8&amp;keywords=sport+watch"><text:span text:style-name="T81">https://www.amazon.com/Marathon-Timex-TW5K94800-Digital-Full-Size/dp/B00YTYH1K0/ref=sr_1_8?ie=UTF8</text:span><text:span text:style-name="T82">HYPERLINK "https://www.amazon.com/Marathon-Timex-TW5K94800-Digital-Full-Size/dp/B00YTYH1K0/ref=sr_1_8?ie=UTF8&amp;qid=1541611291&amp;sr=8-8&amp;keywords=sport+watch"</text:span><text:span text:style-name="T83">&amp;</text:span><text:span text:style-name="T84">HYPERLINK "https://www.amazon.com/Marathon-Timex-TW5K94800-Digital-Full-Size/dp/B00YTYH1K0/ref=sr_1_8?ie=UTF8&amp;qid=1541611291&amp;sr=8-8&amp;keywords=sport+watch"</text:span><text:span text:style-name="T85">qid=1541611291</text:span><text:span text:style-name="T86">HYPERLINK "https://www.amazon.com/Marathon-Timex-TW5K94800-Digital-Full-Size/dp/B00YTYH1K0/ref=sr_1_8?ie=UTF8&amp;qid=1541611291&amp;sr=8-8&amp;keywords=sport+watch"</text:span><text:span text:style-name="T87">&amp;</text:span><text:span text:style-name="T88">HYPERLINK "https://www.amazon.com/Marathon-Timex-TW5K94800-Digital-Full-Size/dp/B00YTYH1K0/ref=sr_1_8?ie=UTF8&amp;qid=1541611291&amp;sr=8-8&amp;keywords=sport+watch"</text:span><text:span text:style-name="T89">sr=8-8</text:span><text:span text:style-name="T90">HYPERLINK "https://www.amazon.com/Marathon-Timex-TW5K94800-Digital-Full-Size/dp/B00YTYH1K0/ref=sr_1_8?ie=UTF8&amp;qid=1541611291&amp;sr=8-8&amp;keywords=sport+watch"</text:span><text:span text:style-name="T91">&amp;</text:span><text:span text:style-name="T92">HYPERLINK "https://www.amazon.com/Marathon-Timex-TW5K94800-Digital-Full-Size/dp/B00YTYH1K0/ref=sr_1_8?ie=UTF8&amp;qid=1541611291&amp;sr=8-8&amp;keywords=sport+watch"</text:span><text:span text:style-name="T93">keywords=sport+watch</text:span></text:a><text:span text:style-name="T94">"</text:span></text:p>
      <text:p text:style-name="P57"><text:span text:style-name="T95"><text:tab/>},</text:span></text:p>
      <text:p text:style-name="P58"><text:span text:style-name="T95"><text:tab/>{ </text:span></text:p>
      <text:p text:style-name="P59"><text:span text:style-name="T95"><text:tab/><text:tab/>timestamp: 1541659722,</text:span></text:p>
      <text:p text:style-name="P60"><text:span text:style-name="T95"><text:tab/><text:tab/>marketPlace: "FR",</text:span></text:p>
      <text:p text:style-name="P60"><text:span text:style-name="T95"><text:tab/><text:tab/>type: "amazonBestSellers",</text:span></text:p>
      <text:p text:style-name="P60"><text:span text:style-name="T95"><text:tab/><text:tab/>limitResults: 10000,</text:span></text:p>
      <text:p text:style-name="P61"><text:span text:style-name="T95"><text:tab/><text:tab/>department: "example"</text:span></text:p>
      <text:p text:style-name="P61"><text:span text:style-name="T95"><text:tab/><text:tab/>subDepartment: "subExample"</text:span></text:p>
      <text:p text:style-name="P61"><text:span text:style-name="T95"><text:tab/><text:tab/>subSubDepartment: "subSubExample"</text:span></text:p>
      <text:p text:style-name="P62"><text:span text:style-name="T95"><text:tab/><text:tab/>title: "Casio F91 bla bla bla",</text:span></text:p>
      <text:p text:style-name="P63"><text:span text:style-name="T95"><text:tab/><text:tab/></text:span><text:span text:style-name="T96">ratingOf5Stars: "4.4",</text:span></text:p>
      <text:p text:style-name="P63"><text:span text:style-name="T97"><text:tab/><text:tab/>customersReviewsCount: 3541,</text:span></text:p>
      <text:p text:style-name="P63"><text:span text:style-name="T97"><text:tab/><text:tab/>price:<text:s/></text:span><text:span text:style-name="T98">"9.85",</text:span></text:p>
      <text:p text:style-name="P63"><text:span text:style-name="T98"><text:tab/><text:tab/>currency: "USD"</text:span></text:p>
      <text:p text:style-name="P64"><text:span text:style-name="T98"><text:tab/><text:tab/>htmlLinkPage: "</text:span><text:a xlink:href="https://www.amazon.com/Marathon-Timex-TW5K94800-Digital-Full-Size/dp/B00YTYH1K0/ref=sr_1_8?ie=UTF8&amp;qid=1541611291&amp;sr=8-8&amp;keywords=sport+watch"><text:span text:style-name="T100">https://www.amazon.com/Marathon-Timex-TW5K94800-Digital-Full-Size/dp/B00YTYH1K0/ref=sr_1_8?ie=UTF8</text:span><text:span text:style-name="T101">HYPERLINK "https://www.amazon.com/Marathon-Timex-TW5K94800-Digital-Full-Size/dp/B00YTYH1K0/ref=sr_1_8?ie=UTF8&amp;qid=1541611291&amp;sr=8-8&amp;keywords=sport+watch"</text:span><text:span text:style-name="T102">&amp;</text:span><text:span text:style-name="T103">HYPERLINK "https://www.amazon.com/Marathon-Timex-TW5K94800-Digital-Full-Size/dp/B00YTYH1K0/ref=sr_1_8?ie=UTF8&amp;qid=1541611291&amp;sr=8-8&amp;keywords=sport+watch"</text:span><text:span text:style-name="T104">qid=1541611291</text:span><text:span text:style-name="T105">HYPERLINK "https://www.amazon.com/Marathon-Timex-TW5K94800-Digital-Full-Size/dp/B00YTYH1K0/ref=sr_1_8?ie=UTF8&amp;qid=1541611291&amp;sr=8-8&amp;keywords=sport+watch"</text:span><text:span text:style-name="T106">&amp;</text:span><text:span text:style-name="T107">HYPERLINK "https://www.amazon.com/Marathon-Timex-TW5K94800-Digital-Full-Size/dp/B00YTYH1K0/ref=sr_1_8?ie=UTF8&amp;qid=1541611291&amp;sr=8-8&amp;keywords=sport+watch"</text:span><text:span text:style-name="T108">sr=8-8</text:span><text:span text:style-name="T109">HYPERLINK "https://www.amazon.com/Marathon-Timex-TW5K94800-Digital-Full-Size/dp/B00YTYH1K0/ref=sr_1_8?ie=UTF8&amp;qid=1541611291&amp;sr=8-8&amp;keywords=sport+watch"</text:span><text:span text:style-name="T110">&amp;</text:span><text:span text:style-name="T111">HYPERLINK "https://www.amazon.com/Marathon-Timex-TW5K94800-Digital-Full-Size/dp/B00YTYH1K0/ref=sr_1_8?ie=UTF8&amp;qid=1541611291&amp;sr=8-8&amp;keywords=sport+watch"</text:span><text:span text:style-name="T112">keywords=sport+watch</text:span></text:a><text:span text:style-name="T113">"</text:span></text:p>
      <text:p text:style-name="P65"><text:span text:style-name="T114"><text:tab/>},</text:span></text:p>
      <text:p text:style-name="P66"><text:span text:style-name="T114"><text:tab/>{ other object here },</text:span></text:p>
      <text:p text:style-name="P66"><text:span text:style-name="T114"><text:tab/>{ other object here }...</text:span></text:p>
      <text:p text:style-name="P66"><text:span text:style-name="T114">]</text:span></text:p>
      <text:p text:style-name="P66"><text:span text:style-name="T115"/></text:p>
      <text:p text:style-name="P66"><text:span text:style-name="T115"/></text:p>
      <text:p text:style-name="P67"><text:span text:style-name="T116">IMPORTANT NOTES:</text:span></text:p>
      <text:p text:style-name="P68"><text:span text:style-name="T117">- MongoDb is really easy and even without experience the coder will have to learn only how to insert data.</text:span></text:p>
      <text:p text:style-name="P68"><text:span text:style-name="T118"/></text:p>
      <text:p text:style-name="P68"><text:span text:style-name="T119">- Needed but not mandatory:<text:s/></text:span><text:span text:style-name="T120">Need the script to use random VPN connections for avoiding IP banning. For that I have an <text:tab/>account on ExpressVPN supplier. This is the python wrapper:<text:s/></text:span><text:a xlink:href="https://github.com/philipperemy/expressvpn-python"><text:span text:style-name="T121">https://github.com/philipperemy/expressvpn-python</text:span></text:a><text:span text:style-name="T122"/></text:p>
      <text:p text:style-name="P68"><text:span text:style-name="T122"/></text:p>
      <text:p text:style-name="P69"><text:span text:style-name="T123">-<text:s/></text:span><text:span text:style-name="T124">Errors</text:span><text:span text:style-name="T125"><text:s/>should be sent to another mongoDb collection</text:span></text:p>
      <text:p text:style-name="P69"><text:span text:style-name="T126"/></text:p>
      <text:p text:style-name="P69"><text:span text:style-name="T127">-<text:s/></text:span><text:span text:style-name="T128">Changes to the structure of the pages</text:span><text:span text:style-name="T129"><text:s/>should be detected and sent immediately via email so that coder can adjust the scripts depending on the changes</text:span></text:p>
      <text:p text:style-name="P69"><text:span text:style-name="T130"/></text:p>
      <text:p text:style-name="P69"><text:span text:style-name="T130"/></text:p>
      <text:p text:style-name="P70"><text:span text:style-name="T131">My details:</text:span></text:p>
      <text:p text:style-name="P71"><text:span text:style-name="T132">email:<text:s/></text:span><text:a xlink:href="mailto:bacin@newbiz.it"><text:span text:style-name="T134">bacin@newbiz.it</text:span></text:a><text:span text:style-name="T135"/></text:p>
      <text:p text:style-name="P72"><text:span text:style-name="T136">skype: man_of_a_kind</text:span></text:p>
      <text:p text:style-name="P72"><text:span text:style-name="T1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